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Monospace" svg:font-family="Monospace"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style:text-properties style:font-name="Nimbus Roman No9 L" fo:font-size="16pt" fo:font-style="normal" fo:font-weight="normal" style:font-size-asian="14pt" style:font-style-asian="normal" style:font-weight-asian="normal" style:font-size-complex="16pt" style:font-style-complex="normal" style:font-weight-complex="normal"/>
    </style:style>
    <style:style style:name="P2" style:family="paragraph" style:parent-style-name="Standard">
      <style:paragraph-properties fo:text-align="center" style:justify-single-word="false"/>
      <style:text-properties style:font-name="DejaVu Serif" fo:font-size="32pt" fo:font-style="normal" fo:font-weight="bold" style:font-size-asian="32pt" style:font-style-asian="normal" style:font-weight-asian="bold" style:font-size-complex="32pt" style:font-style-complex="normal" style:font-weight-complex="bold"/>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TextAlgav">
      <style:text-properties fo:font-weight="bold" style:font-weight-asian="bold" style:font-weight-complex="bold"/>
    </style:style>
    <style:style style:name="P7" style:family="paragraph" style:parent-style-name="TextAlgav">
      <style:text-properties fo:font-weight="normal" style:font-weight-asian="normal" style:font-weight-complex="normal"/>
    </style:style>
    <style:style style:name="P8" style:family="paragraph" style:parent-style-name="TextAlgav">
      <style:paragraph-properties fo:margin-left="0.3937in" fo:margin-right="0in" fo:text-indent="0in" style:auto-text-indent="false"/>
    </style:style>
    <style:style style:name="P9" style:family="paragraph" style:parent-style-name="TextAlgav">
      <style:paragraph-properties fo:margin-left="0.3937in" fo:margin-right="0in" fo:text-indent="0in" style:auto-text-indent="false"/>
      <style:text-properties fo:font-weight="bold" style:font-weight-asian="bold" style:font-weight-complex="bold"/>
    </style:style>
    <style:style style:name="P10" style:family="paragraph" style:parent-style-name="Standard">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weight="normal" style:font-name-asian="Monospace" style:font-weight-asian="normal" style:font-name-complex="Monospace" style:font-weight-complex="normal"/>
    </style:style>
    <style:style style:name="P14" style:family="paragraph" style:parent-style-name="TextAlgav">
      <style:text-properties fo:font-weight="bold" style:font-weight-asian="bold" style:font-weight-complex="bold"/>
    </style:style>
    <style:style style:name="P15" style:family="paragraph" style:parent-style-name="TextAlgav">
      <style:text-properties fo:font-weight="normal" style:font-weight-asian="normal" style:font-weight-complex="normal"/>
    </style:style>
    <style:style style:name="P16" style:family="paragraph" style:parent-style-name="TextAlgav" style:list-style-name="L1">
      <style:paragraph-properties fo:margin-left="0.3937in" fo:margin-right="0in" fo:text-indent="0in" style:auto-text-indent="false"/>
      <style:text-properties fo:font-weight="normal" style:font-weight-asian="normal" style:font-weight-complex="normal"/>
    </style:style>
    <style:style style:name="P17" style:family="paragraph" style:parent-style-name="TextAlgav" style:list-style-name="L1">
      <style:paragraph-properties fo:margin-left="0.3937in" fo:margin-right="0in" fo:text-indent="0in" style:auto-text-indent="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oir de programmation</text:p>
      <text:p text:style-name="P2">Algorithmique avancée</text:p>
      <text:p text:style-name="P2"/>
      <text:p text:style-name="P1"/>
      <text:p text:style-name="TitreSectionAlgav">Binôme</text:p>
      <text:p text:style-name="TextAlgav">CHITIMBO Manyanda Charles</text:p>
      <text:p text:style-name="TextAlgav">LARBI YOUCEF Mohamed Reda</text:p>
      <text:p text:style-name="P1"/>
      <text:p text:style-name="TitreSectionAlgav">Environnement </text:p>
      <text:p text:style-name="TextAlgav">Pour ce devoir de programmation, nous avons choisi d'utiliser le langage Java. </text:p>
      <text:p text:style-name="TextAlgav">Pourquoi ce langage ? Nous avons choisi d'utiliser un langage orienté objet pour pouvoir profiter de notions comme l'héritage et l'abstraction entre une interface et son implémentation. Or dans ce devoir, nous devons implémenter un bon nombre de fonctions identiques pour les deux structures de données, d'où l’intérêt de l'héritage et de la séparation entre l'implémentation et l'interface.</text:p>
      <text:p text:style-name="TextAlgav">Parmi les langages orienté objet, nous avions le choix entre le Java et le C++. Ayant, pour chacun de nous, une meilleure connaissance et une plus grande expérience en Java qu'en C++, nous avons choisi le Java.</text:p>
      <text:p text:style-name="TextAlgav">Parmi les 128 caractères du code ASCII, nous avons choisi le caractère NULL ( le numéro 0 ) comme caractère de fin de mot. En effet, celui ci est n'est jamais utilisé par les utilisateurs, on ne perd donc pas de mots en utilisant ce caractère. </text:p>
      <text:p text:style-name="TitreSectionAlgav"/>
      <text:p text:style-name="TitreSectionAlgav"/>
      <text:p text:style-name="TitreSectionAlgav"><text:soft-page-break/>Complexités</text:p>
      <text:p text:style-name="P8">Etudions les complexités des fonctions pour chacune des deux structures. Soit n le nombre de nœuds pour chacune des structures.</text:p>
      <text:p text:style-name="P9">Recherche <text:span text:style-name="T1">(on comptera le nombre de comparaisons de caractères)</text:span></text:p>
      <text:list xml:id="list210881536" text:style-name="L1">
        <text:list-item>
          <text:p text:style-name="P16">Arbre de la Brandais : On recherche récursivement soit dans le fils, soit dans le frère. Donc on élimine en moyenne la moitié des nœuds. La complexité en moyenne est donc en O(log(n)). Cependant, on a le cas où l'arbre est désequilibré en ayant uniquement des fils, avec la fin du mot dans le dernier fils. Ce cas est le pire cas et la complexité est n*T (avec T la taille du mot a chercher) donc en O(n) dans le pire cas.</text:p>
        </text:list-item>
        <text:list-item>
          <text:p text:style-name="P16">Trie Hybride : De même, on recherche récursivement soit dans le fils gauche, soit dans le fils central, soit dans le fils droit. On élimine donc en moyenne 2/3 des nœuds. Donc la complexité en moyenne est en O(log(n)). De meme que les arbres de la Brandais, si on a un arbre ayant seulement des fils centraux avec la fin du mot dans la feuille, la complexité est en O(n) dans le pire cas.</text:p>
          <text:p text:style-name="P17">ComptageMots, ListeMots et ComptagesNil <text:span text:style-name="T1">(On compte le nombre de comparaisons entre caractère)</text:span></text:p>
          <text:p text:style-name="P16">On regroupe ces trois fonctions car elles ont le même algorithme de parcours.</text:p>
        </text:list-item>
        <text:list-item>
          <text:p text:style-name="P16">Arbre de la Brandais : Pour cet algorithme de parcours, on recherche à la fois dans le fils et dans le frère. On recherche donc tout les nœuds. La complexité, à la fois dans le pire cas et dans le cas moyen est en O(n)</text:p>
        </text:list-item>
        <text:list-item>
          <text:p text:style-name="P16">Trie Hybride : Pour la même raison que pour les arbres de la Brandais, la complexité de ces fonctions est en O(n).</text:p>
          <text:p text:style-name="P17">Hauteur <text:span text:style-name="T1">(On compte le nombre d'additions)</text:span></text:p>
        </text:list-item>
        <text:list-item>
          <text:p text:style-name="P16">Arbre de la Brandais : On cherche la hauteur à la fois dans le fils mais aussi dans le frère. On essaie donc tout les nœuds de l'arbre. On a donc une complexité en O(n).</text:p>
          <text:p text:style-name="P16"/>
        </text:list-item>
        <text:list-item>
          <text:p text:style-name="P16"><text:soft-page-break/>Trie Hybride : Pour la même raison que les arbres de la Brandais, on a une complexité en O(n).</text:p>
          <text:p text:style-name="P16"/>
          <text:p text:style-name="P16"/>
        </text:list-item>
      </text:list>
      <text:p text:style-name="TitreSectionAlgav">Étude expérimentale et conclusion</text:p>
      <text:p text:style-name="TextAlgav">Une fois qu'on a implémenté les deux structures, nous devons évidemment effectuer des tests afin de mesurer et de comparer les deux structures en terme de temps d'exécution. </text:p>
      <text:p text:style-name="TextAlgav">Nous écrivons donc une classe spécialisée dans ce domaine. Cette classe test donc des fonctions pour les arbres de la Brandais et les tries hybrides (équilibré et non équilibré).</text:p>
      <text:p text:style-name="TextAlgav">Nous testons les deux structures sur un nombre très grand de mots et un nombre plus petit. Nous ferons donc les tests avec l'ensemble des mots de toutes les œuvres de Shakespeare, puis avec seulement l'œuvre «Macbeth».</text:p>
      <text:p text:style-name="TextAlgav">On commence par l'ensemble des mots de toutes les œuvres de Shakespeare. </text:p>
      <text:p text:style-name="TextAlgav">Voici les résultats de ces tests :</text:p>
      <text:p text:style-name="P6">Initialization :</text:p>
      <text:p text:style-name="P10"><text:tab/><text:tab/>Brandais's tree initialized in 3739 millisec</text:p>
      <text:p text:style-name="P3"><text:tab/><text:tab/>Hybrid trie initialized in 1761 millisec</text:p>
      <text:p text:style-name="P3"><text:tab/><text:tab/>Equilibred Hybrid trie initialized in 4476 millisec</text:p>
      <text:p text:style-name="P3"/>
      <text:p text:style-name="TextAlgav">On voit donc que le trie hybride équilibré est le plus lent à s'initializer. Le plus rapide est le trie hybride non équilibré.</text:p>
      <text:p text:style-name="P6"/>
      <text:p text:style-name="P6"/>
      <text:p text:style-name="P6"/>
      <text:p text:style-name="P6"/>
      <text:p text:style-name="P6"/>
      <text:p text:style-name="P6"/>
      <text:p text:style-name="P6"><text:soft-page-break/></text:p>
      <text:p text:style-name="P6">Ajout d'un mot</text:p>
      <text:p text:style-name="P7">On ajoute une vingtaine de mots en utilisant le texte de l'enoncé dans la 1.3 en calculant le temps de chaque ajout, et on récupère la moyenne de l'ajout d'un mot. On fera de même pour la recherche et la suppression.</text:p>
      <text:p text:style-name="P3"><text:tab/>Average time to add a word to Brandais is : 3967 nanosec</text:p>
      <text:p text:style-name="P3"><text:tab/>Average time to add a word to hybrid trie is : 4832 nanosec</text:p>
      <text:p text:style-name="P4"><text:tab/>Average time to add a word to equilibred hybrid trie is : 13498 nanosec</text:p>
      <text:p text:style-name="TextAlgav"/>
      <text:p text:style-name="TextAlgav">On voit qu'en moyenne c'est plutot l'arbre de la Brandais le plus rapide. Le trie hybride équilibré est le plus lent ce qui s'explique par la necéssite de faire des rotations afin d'équilibrer l'arbre.</text:p>
      <text:p text:style-name="P6">Recherche d'un mot</text:p>
      <text:p text:style-name="P3"><text:tab/>Average time to search a word to Brandais is : 20385 nanosec</text:p>
      <text:p text:style-name="P3"><text:tab/>Average time to search a word to hybrid trie is : 10836 nanosec</text:p>
      <text:p text:style-name="P3"><text:tab/>Average time to search a word to equilibred hybrid trie is : 8927 nanosec</text:p>
      <text:p text:style-name="TextAlgav"/>
      <text:p text:style-name="TextAlgav">Pour la recherche d'un mot, c'est plutôt le trie hybride équilibré le plus rapide. D'où l'intérêt de l'équilibrer. En revanche l'arbre de la Brandais est le plus lent.</text:p>
      <text:p text:style-name="P6">Suppression d'un mot</text:p>
      <text:p text:style-name="P3"/>
      <text:p text:style-name="P3"><text:tab/>Average time to remove a word to Brandais is : 24904 nanosec</text:p>
      <text:p text:style-name="P3"><text:tab/>Average time to remove a word to hybrid trie is : 22920 nanosec</text:p>
      <text:p text:style-name="P4"><text:tab/>Average time to remove a word to equilibred hybrid trie is : 20278 nanosec</text:p>
      <text:p text:style-name="P7"/>
      <text:p text:style-name="P7">De même, le trie hybride équilibré ce révele plus avantageux, l'arbre de la Brandais est une nouvelle fois le plus lent.</text:p>
      <text:p text:style-name="P7"/>
      <text:p text:style-name="P7"/>
      <text:p text:style-name="P7"/>
      <text:p text:style-name="P7"/>
      <text:p text:style-name="P7"/>
      <text:p text:style-name="P7"/>
      <text:p text:style-name="P7"><text:soft-page-break/></text:p>
      <text:p text:style-name="P7">Maintenant on fait des tests seulement sur l'œuvre «MacBeth»</text:p>
      <text:p text:style-name="P7">Voici les résultats de ces tests : </text:p>
      <text:p text:style-name="P6">Initialization :</text:p>
      <text:p text:style-name="P10"><text:tab/><text:tab/>Brandais's tree initialized in 1213 millisec</text:p>
      <text:p text:style-name="P3"><text:tab/><text:tab/>Hybrid trie initialized in 877 millisec</text:p>
      <text:p text:style-name="P3"><text:tab/><text:tab/>Equilibred Hybrid trie initialized in 1500 millisec</text:p>
      <text:p text:style-name="P3"/>
      <text:p text:style-name="TextAlgav">On voit qu'on obtient les même résultats que pour un grand ensemble de mots, avec des écarts moins élevé néanmoins.</text:p>
      <text:p text:style-name="P6">Ajout d'un mot</text:p>
      <text:p text:style-name="P3"><text:tab/>Average time to add a word to Brandais is : 4605 nanosec</text:p>
      <text:p text:style-name="P3"><text:tab/>Average time to add a word to hybrid trie is : 11170 nanosec</text:p>
      <text:p text:style-name="P3"><text:tab/>Average time to add a word to equilibred hybrid trie is : 6271 nanosec</text:p>
      <text:p text:style-name="TextAlgav"/>
      <text:p text:style-name="TextAlgav">On voit qu'en moyenne cette fois ci c'est plutôt le trie hybrid non équilibré le plus lent. Donc sur un petit ensemble de mots, on a tout intérêt à équilibrer le trie hybride.</text:p>
      <text:p text:style-name="P6">Recherche d'un mot</text:p>
      <text:p text:style-name="P3"><text:tab/>Average time to search a word to Brandais is : 17413 nanosec</text:p>
      <text:p text:style-name="P3"><text:tab/>Average time to search a word to hybrid trie is : 19283 nanosec</text:p>
      <text:p text:style-name="P3"><text:tab/>Average time to search a word to equilibred hybrid trie is : 8339 nanosec</text:p>
      <text:p text:style-name="TextAlgav"/>
      <text:p text:style-name="TextAlgav">Encore une fois c'est le trie hybride équilibré le plus rapide. Le trie hybride non équilibré est encore plus lent que l'arbre de la Brandais, on a donc une raison supplémentaire d'équilibrer le trie hybride pour un petit ensemble de mots.</text:p>
      <text:p text:style-name="P6">Suppression d'un mot</text:p>
      <text:p text:style-name="P3"/>
      <text:p text:style-name="P5"><text:span text:style-name="T2"><text:tab/></text:span><text:span text:style-name="T3">Average time to remove a word to Brandais is : 18932 nanosec</text:span></text:p>
      <text:p text:style-name="P3"><text:tab/>Average time to remove a word to hybrid trie is : 119008 nanosec</text:p>
      <text:p text:style-name="P3"><text:tab/>Average time to remove a word to equilibred hybrid trie is : 17785 nanosec</text:p>
      <text:p text:style-name="P7"/>
      <text:p text:style-name="P7">Une fois de plus, le trie hybride non équilibré est le plus lent, tandis que le trie hybride équilibré est le plus rapide, on a donc tout a gagner à équilibrer un trie hybride pour une petit ensemble de mot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Monospace" svg:font-family="Monospace" style:font-pitch="fixed"/>
    <style:font-face style:name="DejaVu Serif" svg:font-family="'DejaVu Serif'"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reSectionAlgav" style:family="paragraph" style:next-style-name="TextAlgav" style:default-outline-level="" style:list-style-name="" style:class="text" style:master-page-name="">
      <style:paragraph-properties fo:margin-top="0in" fo:margin-bottom="0.3937in" style:page-number="auto" fo:background-color="#ffffff" style:shadow="none">
        <style:tab-stops/>
        <style:background-image/>
      </style:paragraph-properties>
      <style:text-properties fo:color="#0000ff" style:font-name="Liberation Serif1" fo:font-size="180%" fo:font-weight="bold" fo:background-color="#ffffff"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extAlgav" style:family="paragraph" style:parent-style-name="TitreSectionAlgav" style:class="text">
      <style:paragraph-properties fo:margin="100%" fo:margin-left="0.3937in" fo:margin-right="0in" fo:margin-top="0in" fo:margin-bottom="0.1181in" fo:text-align="justify" style:justify-single-word="false" fo:text-indent="0.1965in" style:auto-text-indent="false"/>
      <style:text-properties fo:color="#000000" fo:font-size="16pt" fo:font-weight="normal"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RBI REDA</meta:initial-creator>
    <meta:creation-date>2014-12-05T14:37:54</meta:creation-date>
    <dc:date>2014-12-07T12:49:35</dc:date>
    <dc:creator>mohamed </dc:creator>
    <meta:editing-duration>PT4H4M21S</meta:editing-duration>
    <meta:editing-cycles>13</meta:editing-cycles>
    <meta:generator>LibreOffice/3.5$Linux_X86_64 LibreOffice_project/350m1$Build-2</meta:generator>
    <meta:document-statistic meta:table-count="0" meta:image-count="0" meta:object-count="0" meta:page-count="5" meta:paragraph-count="71" meta:word-count="1222" meta:character-count="6830" meta:non-whitespace-character-count="5652"/>
  </office:meta>
</office:document-meta>
</file>